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Dingbats" svg:font-family="Dingbats" style:font-pitch="variable" style:font-charset="x-symbol"/>
    <style:font-face style:name="StarSymbol" svg:font-family="Star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2" style:family="paragraph" style:parent-style-name="Standard">
      <style:paragraph-properties fo:margin-top="0in" fo:margin-bottom="1.7in"/>
      <style:text-properties fo:font-size="14pt" style:font-size-asian="14pt" style:font-size-complex="14pt"/>
    </style:style>
    <style:style style:name="P3" style:family="paragraph" style:parent-style-name="Standard" style:list-style-name="L1"/>
    <style:style style:name="P4" style:family="paragraph" style:parent-style-name="Standard">
      <style:paragraph-properties fo:margin-top="0in" fo:margin-bottom="1.7in"/>
      <style:text-properties fo:font-size="14pt" style:font-size-asian="14pt" style:font-size-complex="14pt"/>
    </style:style>
    <style:style style:name="T1" style:family="text">
      <style:text-properties style:font-name="Dingbats" style:font-name-asian="Dingbats" style:font-name-complex="Dingbats"/>
    </style:style>
    <style:style style:name="T2" style:family="text">
      <style:text-properties style:font-name="Courier New"/>
    </style:style>
    <text:list-style style:name="L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ritage Question Worksheet</text:p>
      <text:p text:style-name="Standard"/>
      <text:p text:style-name="Standard">Progress: <text:span text:style-name="T2">+++-------------------------------</text:span></text:p>
      <text:p text:style-name="Standard"/>
      <text:p text:style-name="Standard">Instructions:</text:p>
      <text:list text:style-name="L1">
        <text:list-item>
          <text:p text:style-name="P3">Answer each question. <text:s/>If you need more room, use the back of the paper or another sheet.</text:p>
        </text:list-item>
        <text:list-item>
          <text:p text:style-name="P3">Return your answers in the included postage-paid envelope. </text:p>
        </text:list-item>
        <text:list-item>
          <text:p text:style-name="P3">We will send you a new sheet when we record your answers.</text:p>
        </text:list-item>
      </text:list>
      <text:p text:style-name="Standard"/>
      <text:p text:style-name="P2">1) What was the most exciting invention that was invented in your lifetime? <text:s/>What made it exciting to you?</text:p>
      <text:p text:style-name="P2">2) What was your first job? and what were you paid?</text:p>
      <text:p text:style-name="P2">3) What kind of music do you enjoy the most? How were you first exposed to that kind of music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Dingbats" svg:font-family="Dingbats" style:font-pitch="variable" style:font-charset="x-symbol"/>
    <style:font-face style:name="StarSymbol" svg:font-family="Star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1" style:family="text">
      <style:text-properties style:font-name="Dingbats" style:font-name-asian="Dingbats" style:font-name-complex="Dingbats"/>
    </style:style>
    <style:page-layout style:name="pm1">
      <style:page-layout-properties fo:page-width="8.5in" fo:page-height="11in" style:num-format="1" style:print-orientation="portrait" fo:margin-top="0.7874in" fo:margin-bottom="0.5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pm1">
      <style:footer>
        <text:p text:style-name="Standard">I prefer not to answer one or more of the questions right now: <text:span text:style-name="T1"></text:span> 1 <text:span text:style-name="T1"></text:span> 2 <text:span text:style-name="T1"></text:span> 3</text:p>
        <text:p text:style-name="Standard">I would not like to answer any more questions, please do not send me any more: <text:span text:style-name="T1"></text:span></text:p>
        <text:p text:style-name="Standard">I would like to see my book as it stands now: <text:span text:style-name="T1">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John Sumsion</meta:initial-creator>
    <meta:creation-date>2009-04-14T23:30:08</meta:creation-date>
    <dc:creator>John Sumsion</dc:creator>
    <dc:date>2009-05-05T07:35:59</dc:date>
    <meta:editing-cycles>6</meta:editing-cycles>
    <meta:editing-duration>PT17M1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2" meta:word-count="136" meta:character-count="741"/>
  </office:meta>
</office:document-meta>
</file>